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E0000005EADDE1344263C5DE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Inter" svg:font-family="Inter, sans-serif"/>
    <style:font-face style:name="LaTO" svg:font-family="LaTO"/>
    <style:font-face style:name="Lato1" svg:font-family="Lato"/>
    <style:font-face style:name="Lohit Devanagari2" svg:font-family="'Lohit Devanagari'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4pt" fo:font-style="normal" style:text-underline-style="none" fo:font-weight="bold" officeooo:rsid="001f4ebd" officeooo:paragraph-rsid="004fdf71" fo:background-color="#b2b2b2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bold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style:text-underline-style="none" fo:font-weight="bold" officeooo:rsid="01aa2d25" officeooo:paragraph-rsid="0190520c" fo:background-color="#fffff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fo:font-weight="bold" officeooo:paragraph-rsid="01b26a65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fo:font-weight="normal" officeooo:rsid="01ac176e" officeooo:paragraph-rsid="01b327a8" style:font-size-asian="10pt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paragraph-rsid="01b26a65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paragraph-rsid="01b7b357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rsid="01b7b357" officeooo:paragraph-rsid="01b7b357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rsid="01b7b384" officeooo:paragraph-rsid="01b94d9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style:text-underline-style="solid" style:text-underline-type="double" style:text-underline-width="auto" style:text-underline-color="font-color" fo:font-weight="normal" officeooo:rsid="01bc2750" officeooo:paragraph-rsid="01b94d9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style:text-underline-style="none" fo:font-weight="normal" officeooo:rsid="01c04f25" officeooo:paragraph-rsid="01bc569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pt" fo:letter-spacing="normal" fo:font-style="normal" fo:font-weight="normal" officeooo:paragraph-rsid="01c48024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font-name="Lato" fo:font-size="10pt" fo:font-weight="normal" officeooo:paragraph-rsid="01bc569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1c043b7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66b3" style:font-name="Lato1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1.25pt" fo:letter-spacing="normal" fo:font-style="normal" fo:font-weight="bold" officeooo:rsid="01c48024" officeooo:paragraph-rsid="01c48024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c610b3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rsid="01b4ff36" officeooo:paragraph-rsid="01c4d1cb"/>
    </style:style>
    <style:style style:name="T1" style:family="text">
      <style:text-properties style:font-name="Lato" fo:font-size="11pt" style:font-size-asian="11pt" style:font-size-complex="11pt"/>
    </style:style>
    <style:style style:name="T2" style:family="text">
      <style:text-properties style:font-name="Lato" fo:font-size="11pt" officeooo:rsid="018d78bd" style:font-size-asian="11pt" style:font-size-complex="11pt"/>
    </style:style>
    <style:style style:name="T3" style:family="text">
      <style:text-properties style:font-name="Lato" fo:font-size="11pt" officeooo:rsid="00b32b4f" style:font-size-asian="11pt" style:font-size-complex="11pt"/>
    </style:style>
    <style:style style:name="T4" style:family="text">
      <style:text-properties style:font-name="Lato" fo:font-size="11pt" officeooo:rsid="018c72a6" style:font-size-asian="11pt" style:font-size-complex="11pt"/>
    </style:style>
    <style:style style:name="T5" style:family="text">
      <style:text-properties fo:font-size="11pt" officeooo:rsid="0062b68b" style:font-size-asian="11pt" style:font-size-complex="11pt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b5bac4" fo:background-color="#ffffff" loext:char-shading-value="0"/>
    </style:style>
    <style:style style:name="T8" style:family="text">
      <style:text-properties officeooo:rsid="01b23132" fo:background-color="#ffffff" loext:char-shading-value="0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officeooo:rsid="018c72a6" style:font-size-asian="11pt" style:font-size-complex="11pt"/>
    </style:style>
    <style:style style:name="T11" style:family="text">
      <style:text-properties fo:color="#000000" fo:font-size="11pt" officeooo:rsid="00b32b4f" style:font-size-asian="11pt" style:font-size-complex="11pt"/>
    </style:style>
    <style:style style:name="T12" style:family="text">
      <style:text-properties fo:color="#000000" fo:font-size="11.25pt" fo:font-weight="bold" officeooo:rsid="01c48024"/>
    </style:style>
    <style:style style:name="T13" style:family="text">
      <style:text-properties fo:font-variant="normal" fo:text-transform="none" fo:color="#222222" style:font-name="Lato" fo:font-size="10pt" fo:letter-spacing="normal" fo:font-style="normal" fo:font-weight="normal" officeooo:rsid="01bc275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222222" style:font-name="Lato" fo:font-size="10pt" fo:letter-spacing="normal" fo:font-style="normal" fo:font-weight="normal" officeooo:rsid="01c043b7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222222" style:font-name="Lato" fo:font-size="10pt" fo:letter-spacing="normal" fo:font-style="normal" fo:font-weight="bold" officeooo:rsid="01bc275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letter-spacing="normal" fo:font-style="normal" style:text-underline-style="none" officeooo:rsid="01bd396c"/>
    </style:style>
    <style:style style:name="T17" style:family="text">
      <style:text-properties fo:font-variant="normal" fo:text-transform="none" fo:letter-spacing="normal" fo:font-style="normal" style:text-underline-style="none" officeooo:rsid="01bc9ce5"/>
    </style:style>
    <style:style style:name="T18" style:family="text">
      <style:text-properties fo:font-variant="normal" fo:text-transform="none" fo:letter-spacing="normal" fo:font-style="normal" style:text-underline-style="none" officeooo:rsid="01bed8df"/>
    </style:style>
    <style:style style:name="T19" style:family="text">
      <style:text-properties fo:font-variant="normal" fo:text-transform="none" fo:color="#000000" style:font-name="Lato" fo:font-size="10pt" fo:letter-spacing="normal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Lato" fo:font-size="10pt" fo:letter-spacing="normal" fo:font-style="normal" fo:font-weight="normal" officeooo:rsid="01ba869d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Lato" fo:font-size="10pt" fo:letter-spacing="normal" fo:font-style="normal" fo:font-weight="normal" officeooo:rsid="01bc2750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style:font-name="Lato" fo:font-size="10pt" fo:letter-spacing="normal" fo:font-style="normal" fo:font-weight="normal" officeooo:rsid="01c043b7" style:font-size-asian="10pt" style:font-weight-asian="normal" style:font-size-complex="10pt" style:font-weight-complex="normal"/>
    </style:style>
    <style:style style:name="T23" style:family="text">
      <style:text-properties style:text-underline-style="none" officeooo:rsid="01b26a65" fo:background-color="#ffffff" loext:char-shading-value="0" style:font-size-asian="10pt" style:font-weight-asian="normal" style:font-size-complex="10pt" style:font-weight-complex="normal"/>
    </style:style>
    <style:style style:name="T24" style:family="text">
      <style:text-properties style:text-underline-style="none" officeooo:rsid="01b327a8" fo:background-color="#ffffff" loext:char-shading-value="0" style:font-size-asian="10pt" style:font-weight-asian="normal" style:font-size-complex="10pt" style:font-weight-complex="normal"/>
    </style:style>
    <style:style style:name="T25" style:family="text">
      <style:text-properties style:text-underline-style="none" officeooo:rsid="01b327a8" fo:background-color="#ffffff" loext:char-shading-value="0" style:font-size-asian="10pt" style:font-weight-asian="bold" style:font-size-complex="10pt" style:font-weight-complex="bold"/>
    </style:style>
    <style:style style:name="T26" style:family="text">
      <style:text-properties style:text-underline-style="none" officeooo:rsid="01c48024" style:font-size-asian="10pt" style:font-weight-asian="normal" style:font-size-complex="10pt" style:font-weight-complex="normal"/>
    </style:style>
    <style:style style:name="T27" style:family="text">
      <style:text-properties style:text-underline-style="none" fo:font-weight="bold" officeooo:rsid="01c48024" style:font-size-asian="10pt" style:font-weight-asian="bold" style:font-size-complex="10pt" style:font-weight-complex="bold"/>
    </style:style>
    <style:style style:name="T28" style:family="text">
      <style:text-properties fo:color="#ed1c24" officeooo:rsid="01b26a65" style:font-size-asian="10pt"/>
    </style:style>
    <style:style style:name="T29" style:family="text">
      <style:text-properties fo:color="#ed1c24" style:text-underline-style="none" officeooo:rsid="01b26a65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ed1c24" style:text-underline-style="none" officeooo:rsid="01b327a8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officeooo:rsid="01b23132"/>
    </style:style>
    <style:style style:name="T32" style:family="text">
      <style:text-properties officeooo:rsid="01b26a65" style:font-size-asian="10pt"/>
    </style:style>
    <style:style style:name="T33" style:family="text">
      <style:text-properties officeooo:rsid="01ac176e" style:font-size-asian="10pt"/>
    </style:style>
    <style:style style:name="T34" style:family="text">
      <style:text-properties officeooo:rsid="01b327a8" style:font-size-asian="10pt"/>
    </style:style>
    <style:style style:name="T35" style:family="text">
      <style:text-properties officeooo:rsid="01ac176e" style:font-size-asian="10pt" style:font-weight-asian="normal" style:font-size-complex="10pt" style:font-weight-complex="normal"/>
    </style:style>
    <style:style style:name="T36" style:family="text">
      <style:text-properties officeooo:rsid="01b6e54e" style:font-size-asian="10pt" style:font-weight-asian="normal" style:font-size-complex="10pt" style:font-weight-complex="normal"/>
    </style:style>
    <style:style style:name="T37" style:family="text">
      <style:text-properties officeooo:rsid="01b7b384" style:font-size-asian="10pt" style:font-weight-asian="normal" style:font-size-complex="10pt" style:font-weight-complex="normal"/>
    </style:style>
    <style:style style:name="T38" style:family="text">
      <style:text-properties officeooo:rsid="01b94d97" style:font-size-asian="10pt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1b7b384" style:font-weight-asian="normal" style:font-weight-complex="normal"/>
    </style:style>
    <style:style style:name="T41" style:family="text">
      <style:text-properties officeooo:rsid="01b94d97" style:font-weight-asian="normal" style:font-weight-complex="normal"/>
    </style:style>
    <style:style style:name="T42" style:family="text">
      <style:text-properties fo:color="#1c1c1c" style:text-underline-style="none" officeooo:rsid="01b26a65" fo:background-color="#ffffff" loext:char-shading-value="0" style:font-size-asian="10pt" style:font-weight-asian="normal" style:font-size-complex="10pt" style:font-weight-complex="normal"/>
    </style:style>
    <style:style style:name="T43" style:family="text">
      <style:text-properties fo:color="#1c1c1c" style:text-underline-style="none" officeooo:rsid="01b327a8" fo:background-color="#ffffff" loext:char-shading-value="0" style:font-size-asian="10pt" style:font-weight-asian="normal" style:font-size-complex="10pt" style:font-weight-complex="normal"/>
    </style:style>
    <style:style style:name="T44" style:family="text">
      <style:text-properties fo:color="#1c1c1c" style:text-underline-style="none" officeooo:rsid="01b26a65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1c1c1c" style:text-underline-style="none" fo:background-color="#ffffff" loext:char-shading-value="0" style:font-size-asian="10pt" style:font-weight-asian="bold" style:font-size-complex="10pt" style:font-weight-complex="bold"/>
    </style:style>
    <style:style style:name="T46" style:family="text">
      <style:text-properties fo:color="#1c1c1c" style:text-underline-style="none" officeooo:rsid="01b327a8" fo:background-color="#ffffff" loext:char-shading-value="0" style:font-size-asian="10pt" style:font-weight-asian="bold" style:font-size-complex="10pt" style:font-weight-complex="bold"/>
    </style:style>
    <style:style style:name="T47" style:family="text">
      <style:text-properties fo:color="#1c1c1c" style:text-underline-style="none" officeooo:rsid="01ac176e" fo:background-color="#ffffff" loext:char-shading-value="0" style:font-size-asian="10pt" style:font-weight-asian="bold" style:font-size-complex="10pt" style:font-weight-complex="bold"/>
    </style:style>
    <style:style style:name="T48" style:family="text">
      <style:text-properties fo:font-size="11.25pt" style:font-weight-asian="normal" style:font-weight-complex="normal"/>
    </style:style>
    <style:style style:name="T49" style:family="text">
      <style:text-properties fo:font-size="11.25pt" officeooo:rsid="01c48024" style:font-weight-asian="normal" style:font-weight-complex="normal"/>
    </style:style>
    <style:style style:name="T50" style:family="text">
      <style:text-properties fo:font-size="11.25pt" style:text-underline-style="none" fo:font-weight="bold" officeooo:rsid="01c48024" style:font-size-asian="10pt" style:font-weight-asian="bold" style:font-size-complex="10pt" style:font-weight-complex="bold"/>
    </style:style>
    <style:style style:name="T51" style:family="text">
      <style:text-properties fo:font-size="11.25pt" style:text-underline-style="none" officeooo:rsid="01c48024" style:font-size-asian="10pt" style:font-weight-asian="normal" style:font-size-complex="10pt" style:font-weight-complex="normal"/>
    </style:style>
    <style:style style:name="T52" style:family="text">
      <style:text-properties style:font-name="Inter" fo:font-size="11.25pt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1">IOANNA PAPAGIANNI</text:span><text:span text:style-name="T9"> 2790 – </text:span><text:span text:style-name="T10">CHRISTOS GOULAS 2677</text:span></text:p>
      <text:p text:style-name="P3"/>
      <text:p text:style-name="P2"/>
      <text:p text:style-name="P2"/>
      <text:p text:style-name="P4"><text:span text:style-name="T6"><text:s/></text:span><text:span text:style-name="T7">QUESTION</text:span><text:span text:style-name="T6"> </text:span><text:span text:style-name="T8">2</text:span></text:p>
      <text:p text:style-name="P5"/>
      <text:p text:style-name="P6">For this analysis we use Jupyter Notebook and the file is in IPython format. We downloaded “training_data.txt” <text:span text:style-name="T31">and “test_data.txt” </text:span>from Kaggle and <text:span text:style-name="T31">all files are in the same folder with</text:span> “<text:span text:style-name="T31">spam_sms_detection</text:span>.ipynb”.</text:p>
      <text:p text:style-name="P6"/>
      <text:p text:style-name="P10"><text:span text:style-name="T29">Our public score with Multinomial Naive-Bayes </text:span><text:span text:style-name="T30">&amp; CountVectorizer</text:span><text:span text:style-name="T29">: </text:span><text:span text:style-name="T28">0.96052</text:span></text:p>
      <text:p text:style-name="P11"><text:span text:style-name="T42">Our public score with <text:s/></text:span><text:span text:style-name="T44">Multinomial Naive-Bayes</text:span><text:span text:style-name="T42"> </text:span><text:span text:style-name="T43">&amp; TfidfVectorizer: </text:span><text:span text:style-name="T25">0.89130</text:span><text:span text:style-name="T46"> </text:span></text:p>
      <text:p text:style-name="P12"><text:span text:style-name="T46">O</text:span><text:span text:style-name="T45">ur public score with Bernoulli Naive-Bayes &amp; CountVectorizer: </text:span><text:span text:style-name="T47">0.91489</text:span></text:p>
      <text:p text:style-name="P7"><text:span text:style-name="T32">Our public score with <text:s/>SVM </text:span><text:span text:style-name="T38">(linear SVC)</text:span><text:span text:style-name="T32"> <text:s/></text:span><text:span text:style-name="T34">&amp; <text:s/>CountVectorizer</text:span><text:span text:style-name="T32">: </text:span><text:span text:style-name="T33">0.95918</text:span></text:p>
      <text:p text:style-name="P8"><text:span text:style-name="T23">Our public score with <text:s/>Logistic Regression </text:span><text:span text:style-name="T24">&amp; CountVectorizer</text:span><text:span text:style-name="T23">: </text:span><text:span text:style-name="T33">0.94117</text:span></text:p>
      <text:p text:style-name="P9"/>
      <text:p text:style-name="P16"><text:span text:style-name="T35">The multinomial Naive Bayes classifier is suitable for classification with discrete features </text:span><text:span text:style-name="T36">and it performs well with</text:span><text:span text:style-name="T35"> text classification. The multinomial distribution normally requires integer feature counts. </text:span></text:p>
      <text:p text:style-name="P16"><text:span text:style-name="T35">However, in practice, fractional count</text:span><text:span text:style-name="T37">s</text:span><text:span text:style-name="T35"> such as </text:span><text:span text:style-name="T37">T</text:span><text:span text:style-name="T35">fidf</text:span><text:span text:style-name="T37">Vectorizer work but do not perform as well as CountVectorizer.</text:span></text:p>
      <text:p text:style-name="P14"/>
      <text:p text:style-name="P13"><text:span text:style-name="T40">W</text:span><text:span text:style-name="T41">e tried Bernoulli Naive-Bayes, l</text:span><text:span text:style-name="T39">ike MultinomialNB, this classifier is suitable for discrete data. The difference is that while MultinomialNB works with occurrence counts, BernoulliNB is designed for binary/boolean features.</text:span></text:p>
      <text:p text:style-name="P15"/>
      <text:p text:style-name="P21"><text:span text:style-name="T19">Linear Support Vector Classification </text:span><text:span text:style-name="T20">(linear SVC) has more flexibility in the choice of penalties and loss functions and should scale better to large numbers of samples </text:span><text:span text:style-name="T21">but does not perform better than MultinomialNB for spam detection. </text:span><text:span text:style-name="T22">It </text:span><text:span text:style-name="T13">represent</text:span><text:span text:style-name="T14">s</text:span><text:span text:style-name="T13"> </text:span><text:span text:style-name="T15">data</text:span><text:span text:style-name="T13"> as points in space and tries to create a mapping with a wide as possible gap between the separate categories. Thus </text:span><text:span text:style-name="T15">SVM</text:span><text:span text:style-name="T13"> can efficiently handle </text:span><text:span text:style-name="T15">sparse data</text:span><text:span text:style-name="T13"> </text:span><text:span text:style-name="T14">but again, not in the level of <text:s/></text:span><text:span text:style-name="T22">MultinomialNB.</text:span></text:p>
      <text:p text:style-name="P17"/>
      <text:p text:style-name="P20"><text:span text:style-name="T16">P</text:span><text:span text:style-name="T17">erformance of </text:span><text:span text:style-name="T18">L</text:span><text:span text:style-name="T17">ogistic </text:span><text:span text:style-name="T18">R</text:span><text:span text:style-name="T17">egression, commonly used to analyze a binary response variable, is questionable in the presence of sparse data.</text:span></text:p>
      <text:p text:style-name="P18"/>
      <text:p text:style-name="P18"/>
      <text:p text:style-name="P24"><text:span text:style-name="T27">KAGGLE NAME: </text:span><text:span text:style-name="T26"><text:tab/></text:span><text:span text:style-name="T49">GoulasAC, JohannaP </text:span></text:p>
      <text:p text:style-name="P25"><text:span text:style-name="T50">KAGGLE TEAM NAME: </text:span><text:span text:style-name="T51">Goulas-Papagianni</text:span></text:p>
      <text:p text:style-name="P19"><text:span text:style-name="T12">KAGGLE SCORE: </text:span><text:span text:style-name="T52">0.96052</text:span>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Inter" svg:font-family="Inter, sans-serif"/>
    <style:font-face style:name="LaTO" svg:font-family="LaTO"/>
    <style:font-face style:name="Lato1" svg:font-family="Lato"/>
    <style:font-face style:name="Lohit Devanagari2" svg:font-family="'Lohit Devanagari'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DDE1344263C5DEC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style:font-name="Lato" fo:font-size="11pt" style:font-size-asian="11pt" style:font-size-complex="11pt"/>
    </style:style>
    <style:style style:name="MT2" style:family="text">
      <style:text-properties style:font-name="Lato" fo:font-size="11pt" officeooo:rsid="018d78bd" style:font-size-asian="11pt" style:font-size-complex="11pt"/>
    </style:style>
    <style:style style:name="MT3" style:family="text">
      <style:text-properties style:font-name="Lato" fo:font-size="11pt" officeooo:rsid="00b32b4f" style:font-size-asian="11pt" style:font-size-complex="11pt"/>
    </style:style>
    <style:style style:name="MT4" style:family="text">
      <style:text-properties style:font-name="Lato" fo:font-size="11pt" officeooo:rsid="018c72a6" style:font-size-asian="11pt" style:font-size-complex="11pt"/>
    </style:style>
    <style:style style:name="MT5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3 <text:s/></text:span><text:span text:style-name="MT1"><text:s text:c="81"/></text:span><text:span text:style-name="MT3">DATA MININ</text:span><text:span text:style-name="MT4">G</text:span><text:span text:style-name="MT5"> <text:s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7T13:27:08.562475842</dc:date>
    <meta:editing-duration>PT16H34M49S</meta:editing-duration>
    <meta:editing-cycles>367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7" meta:word-count="267" meta:character-count="1959" meta:non-whitespace-character-count="1613"/>
  </office:meta>
</office:document-meta>
</file>